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143cm" svg:height="1.143cm" svg:x="0.429cm" svg:y="0.429cm">
            <text:p/>
          </draw:circle>
          <draw:circle draw:style-name="gr2" draw:layer="layout" svg:width="1.143cm" svg:height="1.143cm" svg:x="0.429cm" svg:y="0.429cm">
            <text:p/>
          </draw:circle>
          <draw:line draw:style-name="gr2" draw:layer="layout" svg:x1="1cm" svg:y1="0.429cm" svg:x2="1cm" svg:y2="0.571cm">
            <text:p/>
          </draw:line>
          <draw:line draw:style-name="gr2" draw:layer="layout" svg:x1="1cm" svg:y1="1.429cm" svg:x2="1cm" svg:y2="1.571cm">
            <text:p/>
          </draw:line>
          <draw:line draw:style-name="gr2" draw:layer="layout" svg:x1="0.429cm" svg:y1="1cm" svg:x2="0.571cm" svg:y2="1cm">
            <text:p/>
          </draw:line>
          <draw:line draw:style-name="gr2" draw:layer="layout" svg:x1="1.429cm" svg:y1="1cm" svg:x2="1.571cm" svg:y2="1cm">
            <text:p/>
          </draw:line>
          <draw:line draw:style-name="gr2" draw:layer="layout" svg:x1="0.786cm" svg:y1="1.357cm" svg:x2="0.704cm" svg:y2="1.489cm">
            <text:p/>
          </draw:line>
          <draw:line draw:style-name="gr2" draw:layer="layout" svg:x1="0.643cm" svg:y1="1.214cm" svg:x2="0.511cm" svg:y2="1.296cm">
            <text:p/>
          </draw:line>
          <draw:line draw:style-name="gr2" draw:layer="layout" svg:x1="0.643cm" svg:y1="0.786cm" svg:x2="0.513cm" svg:y2="0.702cm">
            <text:p/>
          </draw:line>
          <draw:line draw:style-name="gr2" draw:layer="layout" svg:x1="0.786cm" svg:y1="0.643cm" svg:x2="0.705cm" svg:y2="0.513cm">
            <text:p/>
          </draw:line>
          <draw:line draw:style-name="gr2" draw:layer="layout" svg:x1="1.214cm" svg:y1="0.643cm" svg:x2="1.295cm" svg:y2="0.509cm">
            <text:p/>
          </draw:line>
          <draw:line draw:style-name="gr2" draw:layer="layout" svg:x1="1.357cm" svg:y1="0.786cm" svg:x2="1.492cm" svg:y2="0.705cm">
            <text:p/>
          </draw:line>
          <draw:line draw:style-name="gr2" draw:layer="layout" svg:x1="1.357cm" svg:y1="1.214cm" svg:x2="1.492cm" svg:y2="1.296cm">
            <text:p/>
          </draw:line>
          <draw:line draw:style-name="gr2" draw:layer="layout" svg:x1="1.214cm" svg:y1="1.357cm" svg:x2="1.295cm" svg:y2="1.492cm">
            <text:p/>
          </draw:line>
          <draw:line draw:style-name="gr2" draw:layer="layout" svg:x1="1cm" svg:y1="1cm" svg:x2="1.286cm" svg:y2="1cm">
            <text:p/>
          </draw:line>
          <draw:line draw:style-name="gr2" draw:layer="layout" svg:x1="1cm" svg:y1="1cm" svg:x2="1.088cm" svg:y2="0.55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Start-Event-Timer</dc:title>
    <meta:creation-date>2011-02-07T16:52:25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